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S. Isaac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4, 1894</text:p>
      <text:p text:style-name="P5">Month<text:tab/><text:tab/><text:tab/><text:tab/><text:tab/><text:tab/>September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HE JEWISH MESSENGER,/</text:p>
      <text:p text:style-name="P2">2 WEST 14TH STREET,/</text:p>
      <text:p text:style-name="P3">NEW YORK, Sept 14 1894/</text:p>
      <text:p text:style-name="P2">My Dear Dr. Morais:/</text:p>
      <text:p text:style-name="P2"><text:tab/>Your MSS. duly/ to hand, with thanks, &amp; I shall/ see that you receive proof sheets./</text:p>
      <text:p text:style-name="P2"><text:tab/>Your previous articles/ on same subject were duly/ electrographed with a view to publica/tion, but the plates were not/ given to us after we changed/ our printer in 1885 &amp; I subse-/quently learned that they were/ destroyed. <text:s/></text:p>
      <text:p text:style-name="P2"><text:tab/>I shall urge the/ Pub Soc'y to correspond with/ you with a view to your/ elaborating the series at/</text:p>
      <text:p text:style-name="P2"/>
      <text:p text:style-name="P2">[Page 2]</text:p>
      <text:p text:style-name="P2">leisure. <text:s/>But of course I/ cannot determine their/ action./ <text:s/>Yours Cordially,/ A. S. Isaac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1:16:36.07</meta:creation-date>
    <dc:date>2011-12-22T11:22:01.81</dc:date>
    <dc:creator>Penn Libraries</dc:creator>
    <meta:editing-duration>PT00H05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72" meta:character-count="1870"/>
  </office:meta>
</office:document-meta>
</file>